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7de" officeooo:paragraph-rsid="000bb7de"/>
    </style:style>
    <style:style style:name="P2" style:family="paragraph" style:parent-style-name="Standard" style:list-style-name="L1">
      <style:text-properties officeooo:paragraph-rsid="000bb7de"/>
    </style:style>
    <style:style style:name="P3" style:family="paragraph" style:parent-style-name="Standard" style:list-style-name="L1">
      <style:text-properties fo:language="en" fo:country="US" officeooo:rsid="000bb7de" officeooo:paragraph-rsid="000bb7de"/>
    </style:style>
    <style:style style:name="P4" style:family="paragraph" style:parent-style-name="Standard" style:list-style-name="L1">
      <style:text-properties fo:language="en" fo:country="US" officeooo:rsid="000f9f6b" officeooo:paragraph-rsid="000f9f6b"/>
    </style:style>
    <style:style style:name="P5" style:family="paragraph" style:parent-style-name="Standard" style:list-style-name="L1">
      <style:text-properties fo:language="en" fo:country="US" officeooo:rsid="000fc40b" officeooo:paragraph-rsid="000fc40b"/>
    </style:style>
    <style:style style:name="T1" style:family="text">
      <style:text-properties fo:language="en" fo:country="CA" fo:font-weight="bold" officeooo:rsid="0020c81e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c81e" style:font-weight-asian="bold" style:font-weight-complex="bold"/>
    </style:style>
    <style:style style:name="T4" style:family="text">
      <style:text-properties fo:font-weight="bold" officeooo:rsid="000dcb2c" style:font-weight-asian="bold" style:font-weight-complex="bold"/>
    </style:style>
    <style:style style:name="T5" style:family="text">
      <style:text-properties fo:font-weight="bold" officeooo:rsid="000f9f6b" style:font-weight-asian="bold" style:font-weight-complex="bold"/>
    </style:style>
    <style:style style:name="T6" style:family="text">
      <style:text-properties fo:language="en" fo:country="US" fo:font-weight="bold" officeooo:rsid="000dcb2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et. Chapters.</text:p>
      <text:p text:style-name="P1"/>
      <text:list xml:id="list943329563" text:style-name="L1">
        <text:list-item>
          <text:p text:style-name="P2"><text:span text:style-name="T1">Moon Smokes </text:span><text:span text:style-name="T6">Some </text:span><text:span text:style-name="T1">Low-Calorie Pot and Has an Idea</text:span></text:p>
        </text:list-item>
        <text:list-item>
          <text:p text:style-name="P3"><text:span text:style-name="T3">B</text:span><text:span text:style-name="T2">etter Skis than Swimming Trunks </text:span><text:span text:style-name="T5">(Say Friend And Enter)</text:span></text:p>
        </text:list-item>
        <text:list-item>
          <text:p text:style-name="P3"><text:span text:style-name="T3">Y</text:span><text:span text:style-name="T2">ou Owe Me</text:span></text:p>
        </text:list-item>
        <text:list-item>
          <text:p text:style-name="P3"><text:span text:style-name="T2">A Bird in the Snowy Cloud</text:span></text:p>
        </text:list-item>
        <text:list-item>
          <text:p text:style-name="P3"><text:span text:style-name="T2">Demetri Prepares to Make His Kitty Move</text:span></text:p>
        </text:list-item>
        <text:list-item>
          <text:p text:style-name="P3"><text:span text:style-name="T2">Clothes Repel Off Him</text:span></text:p>
        </text:list-item>
        <text:list-item>
          <text:p text:style-name="P3"><text:span text:style-name="T2">With the Little Help </text:span><text:span text:style-name="T4">From</text:span><text:span text:style-name="T2"> Young Anthony</text:span></text:p>
        </text:list-item>
        <text:list-item>
          <text:p text:style-name="P4"><text:span text:style-name="T2">Eli’s POV Chapter</text:span></text:p>
        </text:list-item>
        <text:list-item>
          <text:p text:style-name="P3"><text:span text:style-name="T2">We Could Be Evil Together</text:span></text:p>
        </text:list-item>
        <text:list-item>
          <text:p text:style-name="P3"><text:span text:style-name="T2">Moon Introduces the Way of a Raccoon</text:span></text:p>
        </text:list-item>
        <text:list-item>
          <text:p text:style-name="P3"><text:span text:style-name="T2">Our Kitties Must Be Friends</text:span></text:p>
        </text:list-item>
        <text:list-item>
          <text:p text:style-name="P3"><text:span text:style-name="T2">Moderate Mortal Peril</text:span></text:p>
        </text:list-item>
        <text:list-item>
          <text:p text:style-name="P5"><text:span text:style-name="T2">We are Gonna Be Friends</text:span></text:p>
          <text:p text:style-name="P3"><text:span text:style-name="T2"/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09:52.290000000</meta:creation-date>
    <dc:date>2021-12-21T17:35:36.880000000</dc:date>
    <meta:editing-duration>P1DT21H57M24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4" meta:word-count="88" meta:character-count="433" meta:non-whitespace-character-count="372"/>
  </office:meta>
</office:document-meta>
</file>